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office:automatic-styles>
  <office:body>
    <office:text>
      <text:p text:style-name="Title">Greedy Vs Bin Packing Evaluation Proposal</text:p>
      <text:p text:style-name="Text_20_body">TL;DR: Evaluate the impact of switching from a greedy scheduling algorithm to a bin-packing algorithm by simulating both approaches on resampled historical data, and compare performance metrics to determine if it’s worth doing.</text:p>
      <text:h text:style-name="Heading_20_1" text:outline-level="1"><text:bookmark-start text:name="summary"/>Summary<text:bookmark-end text:name="summary"/></text:h>
      <text:p text:style-name="First_20_paragraph">![[CSBQRT.Scheduler.Greedy Vs Bin Packing Evaluation Proposal.svg]]</text:p>
      <text:p text:style-name="P1">flowchart TD</text:p>
      <text:p text:style-name="P2"><text:s text:c="4"/>B[Collect Historical Experiment Data]</text:p>
      <text:p text:style-name="P3"><text:s text:c="4"/>B --&gt; C[Resample Demand for Said Period Using Stratified Block Bootstrapping]</text:p>
      <text:p text:style-name="P4"><text:s text:c="4"/>TDA[True Demand Adjustment Parameter] --&gt; C</text:p>
      <text:p text:style-name="P5"><text:s text:c="4"/>C --&gt; D[Implement Simplified Greedy Algorithm]</text:p>
      <text:p text:style-name="P6"><text:s text:c="4"/>C--&gt;BinPackingPrototype</text:p>
      <text:p text:style-name="P7"/>
      <text:p text:style-name="P8"><text:s text:c="4"/>subgraph BinPackingPrototype["Implementation of Simplified Bin-Packing Algorithm"]</text:p>
      <text:p text:style-name="P9"><text:s text:c="5"/>FSDR[Feasibility Study on Dimensionality Reduction]</text:p>
      <text:p text:style-name="P10"><text:s text:c="5"/>FSDR---&gt; BinPacking[Implement Simplified Bin-Packing Algorithm]</text:p>
      <text:p text:style-name="P11"><text:s text:c="4"/>end</text:p>
      <text:p text:style-name="P12"/>
      <text:p text:style-name="P13"><text:s text:c="4"/>D --&gt; F[Run Simulations with Greedy Algorithm]</text:p>
      <text:p text:style-name="P14"><text:s text:c="4"/>BinPackingPrototype --&gt; G[Run Simulations with Bin-Packing Algorithm]</text:p>
      <text:p text:style-name="P15"><text:s text:c="4"/>F --&gt; H[Collect Performance Metrics]</text:p>
      <text:p text:style-name="P16"><text:s text:c="4"/>G --&gt; H</text:p>
      <text:p text:style-name="P17"><text:s text:c="4"/>H --&gt; I[Analyze and Compare Results]</text:p>
      <text:p text:style-name="P18"><text:s text:c="4"/>I --&gt; J[Determine Headroom and Benefits]</text:p>
      <text:p text:style-name="P19">1. Data Collection:</text:p>
      <text:p text:style-name="P20"><text:s text:c="1"/>Gather metadata (Resource account, traffic requirement) on all experiments conducted over the past six months .</text:p>
      <text:p text:style-name="P21">2. <text:s text:c="1"/>Demand Simulation:</text:p>
      <text:p text:style-name="P22"><text:s text:c="4"/>Create hypothetical weekly demand datasets by resampling with replacement from the dataset. We can use Stratified Block Bootstrapping to maintain the temporal structure and prevent sampling 200 experiments from the same team in a same week.</text:p>
      <text:p text:style-name="P23">3. <text:s text:c="1"/>Algorithm Implementation:</text:p>
      <text:p text:style-name="P24"><text:s text:c="4"/>We will develop simplified versions of the current scheduling system. Some features, which are unlikely to be relevant for the comparison, may be omitted to save implementation time, tbd, but these will be called out as needed. As an example, experiment urgency may be ignored. </text:p>
      <text:p text:style-name="P25"><text:s text:c="4"/>We will implement two versions: one using the greedy scheduling algorithm currently in use, and a dimensionality reduction- bin packing version as an alternative.</text:p>
      <text:p text:style-name="P26"/>
      <text:p text:style-name="P27">4. <text:s text:c="1"/>Simulation and Metrics Collection:</text:p>
      <text:p text:style-name="P28">• <text:s text:c="2"/>Run multiple simulations using both algorithms on resamples of the dataset under varying demand levels, including scenarios with high demand. For example, we can have sets of resamples with 20%, 50%, 100% more demand than the supply we served each week over the past six months.</text:p>
      <text:p text:style-name="P29">We will collect the following metrics for each simulation: </text:p>
      <text:p text:style-name="P30">* Number of experiments scheduled per week</text:p>
      <text:p text:style-name="P31">* Total traffic utilized per week.</text:p>
      <text:p text:style-name="P32">* Latency Metrics : Makespan, average time in queue, median time in queue, and higher percentiles (70th, 80th, 90th, 95th, 99th), makespan (maximum time in queue).</text:p>
      <text:p text:style-name="P33">* Quota Utilization: Monitor the smoothness of quota spending by teams to assess the impact on workflow continuity and potential revenue implications.</text:p>
      <text:p text:style-name="P34">5. <text:s text:c="1"/>Analysis:</text:p>
      <text:p text:style-name="P35">* Analyze the collected metrics to determine the performance differences between the two algorithms.</text:p>
      <text:p text:style-name="P36">* Assess whether the bin-packing algorithm provides significant improvements in scheduling efficiency, resource utilization, and quota spending smoothness.</text:p>
      <text:p text:style-name="P37">* Evaluate the headroom available in the system to accommodate additional demand under the new algorithm.</text:p>
      <text:h text:style-name="Heading_20_1" text:outline-level="1"><text:bookmark-start text:name="expected-outcomes"/>Expected Outcomes<text:bookmark-end text:name="expected-outcomes"/></text:h>
      <text:p text:style-name="First_20_paragraph">By following this methodology, we aim to provide empirical evidence on whether adopting a different algorithm would significantly enhance the scheduling system’s performance and justify the investment in algorithmic changes.</text:p>
      <text:h text:style-name="Heading_20_1" text:outline-level="1"><text:bookmark-start text:name="timeline"/>Timeline<text:bookmark-end text:name="timeline"/></text:h>
      <text:h text:style-name="Heading_20_1" text:outline-level="1"><text:bookmark-start text:name="project-steps-with-dependencies-and-durations-specific-sections"/>Project Steps with Dependencies and Durations (Specific Sections)<text:bookmark-end text:name="project-steps-with-dependencies-and-durations-specific-sec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Step</text:p>
            </table:table-cell>
            <table:table-cell table:style-name="TableHeaderRowCell" office:value-type="string">
              <text:p text:style-name="Table_20_Heading">Description</text:p>
            </table:table-cell>
            <table:table-cell table:style-name="TableHeaderRowCell" office:value-type="string">
              <text:p text:style-name="Table_20_Heading">Dependencies</text:p>
            </table:table-cell>
            <table:table-cell table:style-name="TableHeaderRowCell" office:value-type="string">
              <text:p text:style-name="Table_20_Heading">Estimated Time (in work days)</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Data Collection</text:span>:</text:p>
          </table:table-cell>
          <table:table-cell table:style-name="TableRowCell" office:value-type="string">
            <text:p text:style-name="Table_20_Contents">None</text:p>
          </table:table-cell>
          <table:table-cell table:style-name="TableRowCell" office:value-type="string">
            <text:p text:style-name="Table_20_Contents">3</text:p>
          </table:table-cell>
        </table:table-row>
        <table:table-row>
          <table:table-cell table:style-name="TableRowCell" office:value-type="string">
            <text:p text:style-name="Table_20_Contents">3a</text:p>
          </table:table-cell>
          <table:table-cell table:style-name="TableRowCell" office:value-type="string">
            <text:p text:style-name="Table_20_Contents"><text:span text:style-name="T1">Dimensionality Reduction Prototype</text:span>:</text:p>
          </table:table-cell>
          <table:table-cell table:style-name="TableRowCell" office:value-type="string">
            <text:p text:style-name="Table_20_Contents">Requires data collection</text:p>
          </table:table-cell>
          <table:table-cell table:style-name="TableRowCell" office:value-type="string">
            <text:p text:style-name="Table_20_Contents">4</text:p>
          </table:table-cell>
        </table:table-row>
        <table:table-row>
          <table:table-cell table:style-name="TableRowCell" office:value-type="string">
            <text:p text:style-name="Table_20_Contents">3b</text:p>
          </table:table-cell>
          <table:table-cell table:style-name="TableRowCell" office:value-type="string">
            <text:p text:style-name="Table_20_Contents"><text:span text:style-name="T1">Algorithm Implementation: Bin Packing and Greedy Prototypes</text:span>:</text:p>
          </table:table-cell>
          <table:table-cell table:style-name="TableRowCell" office:value-type="string">
            <text:p text:style-name="Table_20_Contents">Requires data collection</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Simulation and Metrics Collection</text:span>:</text:p>
          </table:table-cell>
          <table:table-cell table:style-name="TableRowCell" office:value-type="string">
            <text:p text:style-name="Table_20_Contents">Requires algorithm implementation</text:p>
          </table:table-cell>
          <table:table-cell table:style-name="TableRowCell" office:value-type="string">
            <text:p text:style-name="Table_20_Contents">2</text:p>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Result Analysis</text:span>:</text:p>
          </table:table-cell>
          <table:table-cell table:style-name="TableRowCell" office:value-type="string">
            <text:p text:style-name="Table_20_Contents">Requires simulation and metrics collection</text:p>
          </table:table-cell>
          <table:table-cell table:style-name="TableRowCell" office:value-type="string">
            <text:p text:style-name="Table_20_Contents">1</text:p>
          </table:table-cell>
        </table:table-row>
      </table:table>
      <text:h text:style-name="Heading_20_1" text:outline-level="1"><text:bookmark-start text:name="appendix--methodological-notes"/>Appendix- Methodological Notes<text:bookmark-end text:name="appendix--methodological-notes"/></text:h>
      <text:h text:style-name="Heading_20_2" text:outline-level="2"><text:bookmark-start text:name="stratified-block-bootstrapping"/>Stratified Block Bootstrapping<text:bookmark-end text:name="stratified-block-bootstrapping"/></text:h>
      <text:p text:style-name="First_20_paragraph">This resampling method works is standard for time series data, though . Stratification will ensures that the resampled datasets maintain the original proportion of teams, preventing bias due to overrepresentation. ## Assumption of Increased Demand: The simulations assume a higher demand than currently observed to test the algorithms under stress and identify potential scalability benefits. We think this is reasonable because: * The system has been running at full capacity for the past months. * The nature of the current system may discourage experimenters to even try to schedule experiments, due to missing quota, lack of confidence when they may get scheduled, etc. More discussion in a dedicated note. * This is the consensus opinion in the org and among clients.</text:p>
      <text:p text:style-name="Text_20_body">==⚠ Switch to EXCALIDRAW VIEW in the MORE OPTIONS menu of this document. ⚠== You can decompress Drawing data with the command palette: ‘Decompress current Excalidraw file’. For more info check in plugin settings under ‘Saving’</text:p>
      <text:h text:style-name="Heading_20_1" text:outline-level="1"><text:bookmark-start text:name="excalidraw-data"/>Excalidraw Data<text:bookmark-end text:name="excalidraw-data"/></text:h>
      <text:h text:style-name="Heading_20_2" text:outline-level="2"><text:bookmark-start text:name="text-elements"/>Text Elements<text:bookmark-end text:name="text-elements"/></text:h>
      <text:p text:style-name="First_20_paragraph">Implementation of Simplified Bin-Packing Algorithm ^HB92faqz</text:p>
      <text:p text:style-name="Text_20_body">Collect Historical Experiment Data ^ctK7gUqr</text:p>
      <text:p text:style-name="Text_20_body">Resample Demand for Said Period Using Stratified Block Bootstrapping ^mLHvL8Gt</text:p>
      <text:p text:style-name="Text_20_body">True Demand Adjustment Parameter ^kG0v47vf</text:p>
      <text:p text:style-name="Text_20_body">Implement Simplified Greedy Algorithm ^P6yWmQiw</text:p>
      <text:p text:style-name="Text_20_body">Feasibility Study on Dimensionality Reduction ^zlbNsA4b</text:p>
      <text:p text:style-name="Text_20_body">Implement Simplified Bin-Packing Algorithm ^BzWB6JE6</text:p>
      <text:p text:style-name="Text_20_body">Run Simulations with Greedy Algorithm ^wnhhy9D1</text:p>
      <text:p text:style-name="Text_20_body">Run Simulations with Bin-Packing Algorithm ^uLkLx3Tb</text:p>
      <text:p text:style-name="Text_20_body">Collect Performance Metrics ^zNToTvjy</text:p>
      <text:p text:style-name="Text_20_body">Analyze and Compare Results ^iJij7mGr</text:p>
      <text:p text:style-name="Text_20_body">Determine Headroom and Benefits ^92koSNQU</text:p>
      <text:p text:style-name="Text_20_body">%% ## Drawing</text:p>
      <text:p text:style-name="P38">N4KAkARALgngDgUwgLgAQQQDwMYEMA2AlgCYBOuA7hADTgQBuCpAzoQPYB2KqATLZMzYBXUtiRoIACyhQ4zZAHoFAc0JRJQgEYA6bGwC2CgF7N6hbEcK4OCtptbErHALRY8RMpWdx8Q1TdIEfARcZgRmBShcZQUebQBWbR4aOiCEfQQOKGZuAG1wMFAwYuh4cXRA7CiOZWCU4shGFnYuNAA2fhKm1k4AOU4xbgBGAGYhgAYAFnHx+LaATk7IQg5i</text:p>
      <text:p text:style-name="P39"/>
      <text:p text:style-name="P40">LG4IXHH6ksJmABE0qARibgAzAjCliBINgBV6RwA1O1wRiniONvGABXjJgBKAEFlAAhHaQM6EfD4ADKsDqEkEHghEGYUFIbAA1ggAOokdTcPgFAQY7EIeEwRHoZG3a6YvySDjhHJoIbXNhwXDYNQwYYza7WWrlcbXTDcZyTOLzAAckwA7PKhvKeDL4kM5jx4tc+WhnDwhvNtPN5nN4vFZrKhpNJtqSWiyTiAMJsfBsUgbADEQwQPp9qM03KxygZqx</text:p>
      <text:p text:style-name="P41"/>
      <text:p text:style-name="P42">dbo9Egx1mYXMCWVRFAJkm48Xmk2NbVtIzV8qlQxlMuukgQhGU0iJNuNpra6p4tqGyuJDTRCBOw0N6pNGsW9pDwjgAEliKzUPkGpA4LCAKL6ZyYZxOgGkACyuIQTqgbQAqk9em07hASQBda5ncgZYfcDhCGH04SrZnMUc3u/2zQP4jT4IZLKj8cNEUE6lIgGzHJgUAQrspwSAAEqC8w8BcACORhHhOAC+SyFCS0H3PMuAABpPFA8z6JgWL4MomDbj</text:p>
      <text:p text:style-name="P43"/>
      <text:p text:style-name="P44">KAD6sKDmRADSUGQLAoESLgpCYlQuFYbhQEtrcEjjHAyHMDKTEylibS4JgkzMNOTrYMwsJwPsbEgeUmw8WwfGYSe1xCHAxC4McMGoE28zjPMGptCMbQatcRAcFi163vgLlsNgOKWRc+BhAUAnFEJ2kbJU1TCqi3QtKm1yxX0AzlEMCy1lqszXCsazilxQyonshzBBZ5yXAgWWWRAZxCM4dGEZMHAAIoADLIUITqaMhuDOOMbQAOLKNuqJQjClLUmi</text:p>
      <text:p text:style-name="P45"/>
      <text:p text:style-name="P46">rp0va6KYji+LEISaDNiUM3kmNOm0qc96Mk+o7svanLcry/KivaQrUqdLa5agkptPK2jjDwdk2qqSq2ZMOoSpM1rVqMozzCMkwjDwbTLaSs0bq67pen6vpINcga+f2QhhlDkboNGHCxtxmSQdcSYLSmaDTCM2gTDwPDjCMjnPb1xaluWkHE/dkzzPKMpPUDKrmjKHTTW2lkGha1ojGm1zI0OI55Ke9rnrgl6Wa+Xn2qGxC7R5b4th+KNfj+uP/oJu</text:p>
      <text:p text:style-name="P47"/>
      <text:p text:style-name="P48">HsWUYFYHjRs3JVVTMfKg3IR6/HYUJeESEC8qNfQjUAFIILBFDToQABiQxnGcTp9SuxB0dOWkcTp3G8ehDQYUZ9omWZJVsiqNl2XMjnOfarnuWgSveb57ZoAFQXFCFOEtnHEUIFU53w/aiWtKgRZt0wPQcP0HCDGybPjDK8o5qzWWrOsXHJFlBxHBXqBV+V9oiegK64LChEAFbytvbSSM1cAqTKyhUyMADyZzIcN0JwgiG2TVt02OniyZEtcq04ut</text:p>
      <text:p text:style-name="P49"/>
      <text:p text:style-name="P50">GybaiDLlnVmyDkXIeSwBOoKGoF0xRfVFg9V6wMnqyimPKT6eoxgswBpMOUrN5TjDwSMT+r9wzQwkN6OG/oEZBmRqjCMYFyBYzjLjRM780AynGEMbQiCFivQmADLuLYSxlgrMzbQuCObphGNzeIvNP4C24OmWyhoqb7RbBLYc/4ZYtjlgrDWysWyqyAagUu75PzfnSPrPIhsJzG04hjM2Wk14QH0M1WC9Bmoyj6pBR21jgJOLdh7b2vt/ZBxDmHCO</text:p>
      <text:p text:style-name="P51"/>
      <text:p text:style-name="P52">UcY7YVsfHPSBlk5Owtk42EmhpzYCEHRQcXsvYAE0gRYjYLiJ0RgjD6CVB6aJ4UuJxKTjXRJNjLYbBXHASQdwZSaHSMoQOsIhiwQQF7AEzgOBGDgPMWOJtqmJx8ROZ2yxKp3AIsRUi5FKLUVogxJi+hWKVIbpM/StSwApwaFoko6dzKL2skovOTk7QtiLnosuflSqBQQMFToYVdkVCblFOoCUe5xTQLcro/ykoD3KCqbBPB2a1knjlDYbwCrz2Kov</text:p>
      <text:p text:style-name="P53"/>
      <text:p text:style-name="P54">ZeFUNgwGIE6QiPxnAwD6gtKAmhxjNWIshQidFA7P20XfH+SIn6oi/m/QmH8X4Q1pTSel21AEsmGCAo64C2QCjOlAkUMC9SjGNCDRRdl5TzDaKPIFkBdQ3W+hmbsYwRhYOBqDIhEMSHowgOQ2GAZqGq31fQmMTCEz41YagfMXDphSlFjKTVOD6bCKZnazB7NOZSK1DIvmLYwiLykXKeUFoxjiwZJLTRZ4LwICvCXTy21Hw8qTZrEo2tVjmN/NkKxM</text:p>
      <text:p text:style-name="P55"/>
      <text:p text:style-name="P56">yLafOgA4ypTisR9XGPQBU9AzgHNrqFJJlUUlpIyVk3J+TCnFNKeU8ZdjdJTMMsc4yplzmWUubnByNyXIrGLsY5NhcfJPMrmVN5BQPkTK+c3EVMUQUd0DcC5ooLB52sBhqNUBpYXT3QLgSYiKioIEzkvMqaKkSZJqIHAEQhtw8DgDwJ0g5SAX3UjAegIxb6jQfr/TlrLyTzUWrwXVa1IN0pRFypkaarJ8rAcqiYl0Sgt24HhyA11nDmk4WzNmbR5W</text:p>
      <text:p text:style-name="P57"/>
      <text:p text:style-name="P58">2gIaokoyrnBDANEkSYd0bQahkS62ViHnRoxhhQ1uWtTWfnNVGBh2N4zmxbATeDtoZRiPTCadUyoCzhvdYzbgCoFM+skdI2R/MLmOQpuzQ0vY1HRo0dLON8sE2K3nQYz8RiTFazMXrP8+bAKFo3cWiCjjKo/DaDAXE+hGqEHiXU3xwlKrNNae0zp3Ten9MGcM0ZvbYkDoSZFl2FQckUE0BfUJpkfikDuKCFczF8ArhXEIbYOzvMJ32fxVOLYzmPvH</text:p>
      <text:p text:style-name="P59"/>
      <text:p text:style-name="P60">fZfOiqID3PTfokobpy7+RXRFht9dvORQI38w9Hcuvt37sep6nG0yKkvddTY8Q70LyGy8l96AnQ8FxFAbeIwoDEqBDKegg42AAnaQALRlLBbA4H75UkfqhmDc1bVgwdGy5DHL3sOZ2hhujkBDrYYgcK6KaAiMQBI/dWUColQqjVPZLUaCbqGjVTWc0loZTWltDxyGdCyGw0oe+YTOtRMY3E1aqTJQZNE1QPEesmZsy5nzIWdTIivXaYkVzf1+mg3y</text:p>
      <text:p text:style-name="P61"/>
      <text:p text:style-name="P62">KWkx2YIwZj4KjQOSzaAAIlCnLOeci5lxrg3FuXc+5DzNZKDo2zDyVaOYw85zNrmLHudl1lmJptfOlsqkYfAmhejMCBJMTQdb6l+MqswIYxAgTNX9/EYgvRmqSEkH1HJ04L4AkwLiQOaX4U1Ka0OtOI62vZyuZOgudyZ367uYulFw3DnvPtEWib26pu93it3ab83yji9ZnK7Oq34VtE28i7bVxV5NvwJMIQdxxhe00BQZi2BcTxCJU1FcQw/fPfZR</text:p>
      <text:p text:style-name="P63"/>
      <text:p text:style-name="P64">NAHK1X5wcZ99xlc+/5oaMSDiAYPjqCphwR6HYqrJk2ZzmU0INHJKgVejyU3qOaagF2mD6H2iekPQEauGJqkZmr42Jy1OM1q9oDOqYvU2gCwj0qUvUNo8Qka9oQiGmoi4ivqem+6AgwuVk6Y8QY8tYd0UuJkMuY4uEEACuc4C4S4q464m4O4e4B4tSJykI8aiac6GakAhiRu9mJuOsOaliFuBaDSRa4EdOUWGwoIRguIoIbQXs04re0ynmDSTi3uv</text:p>
      <text:p text:style-name="P65"/>
      <text:p text:style-name="P66">u/uzUgeweoe4eke0ese8eey4Why2ukArWFy6eE6nW06bkue/W+eHeryI2dcJQpe3yk21ele7QFeLQteww2CAM9YDkhCq8U8a2uA8obeD6BeO2XeGwUiUoFAoINaW8HA4wuA8wfU8I+wzgPwt6Z4NKf28+U0QaS+X2hO6+0GgO3Kz4vKB0oCe+VkQqLYh+qAMOJG/w8mPCdk8qeCjYKo6OeY1YJocqBYsBj0Y8hOVOhqpOgmmaFOtC7+0ANOgBwhE</text:p>
      <text:p text:style-name="P67"/>
      <text:p text:style-name="P68">AIBxM6okqTGpoqU3w9kXOnqWmyBumAuaBrYFyrMVGsoXY+BMaVmssTBdmrBEA7BlRvWCMpuuaBs/BwEghJajaGwFAHAoeMA8w+w+Ucho2nuEUuW+WhWxAxWpW5WlW1WtWXmfaDW+h9aDhIhEg2A9A+gIwZwPwqhRg04044wK4zgzAQg+gK4287Uuh16ieg6xQDBEAxhY6phHWU6hcOeLxC6g2zy1cRea6Je42zh5erhAKqAxxc2yU3Aio2BFM7CZ</text:p>
      <text:p text:style-name="P69"/>
      <text:p text:style-name="P70">muwQR8KMoYRj6qKUREgrGK4WIToQIFAjUDk4hzE+w2A28pAZwcAF8Qgs+eRG+r+y+LKhRv2r2UGC+bBwgFRe0WGtRuGkCUOTRx+pMumvMoMfCUiXWyqfRAxJoTkao4uUKARrp5I4xn+ZOQmP+Imf+1OABkmLCzKgKMwZM+CHOam8BDM3O+xbMfOfqPMxxwagsj0d0aYtkXW6iUssuLJuuzBxuXpOsTmnBkAWausZueafB8hXx3mQhfmGwQgzUWIz</text:p>
      <text:p text:style-name="P71"/>
      <text:p text:style-name="P72">UmAIwdwbuYJmJ2WEAYkEkUksosk8kikykqk6kmkdWqJjJmWnxWJ6AWIXsTwPw8wCauIGg24t4t2IwK4bQzUF8kgVA556WjWTJYALJbJwwHJ1yWe/WPJLBfWkAA2S6T6Lyq64JVuEgZe0UHhnAcpWFfcspQ8oMRmNkXW2UV6mwYyc896mpz62pNIcAPwt2PArS24oQF8+g+guIfUgcPAgc3ufU9p7pKGBRi+EMzpS0JRDpZRJQAC6GzxmG1R/KOG9</text:p>
      <text:p text:style-name="P73"/>
      <text:p text:style-name="P74">R+G26R+9oJGlM4wSQ3wmqTGososOx9oOGKovOWooMRxYxuZExAm3+wYv+xOeZjCixhZ8G1MnC0KHCZZBoN+lZHqmm9+KBFlBmY6mqI8IMSo2+nZsatxNmfZw5jxhucl/ZEAo5PB5uRB15jhM5PxChduvQdwbADw28fIG5syjS2JuJ+JhJ8QxJpJ5JlJ1JtJTo9J/aQFV5U5N5EAd5D5T5g4L5X675n535v5/5KJgF6JHunV2AvQFAsIMozUmIXsu</text:p>
      <text:p text:style-name="P75"/>
      <text:p text:style-name="P76">IxAOS+A9AkgXshAbQzgkg2yY1CeGWNchhrJqeJhT0Ge5h3JlhvJee/Jy6yF9h66faGFvyEp2F7hb1eFYKwwJouC9YtkzeXEQIGpERnenVMoxAmAuACAQgzE8wTwRgg4hAyE+gUA+gvuXssIXAOREGgl/2wl4MsGxRr+pRnpCVQOcl2+u+AqdRB+qlwZ6lEolMiQco563wMwlGcw6OUq1YZoFoaYeOMBllDl1lxqVC2ZlOVlmMEmzCNqRZqAgM0o5</text:p>
      <text:p text:style-name="P77"/>
      <text:p text:style-name="P78">l7CyZXMXWCB1ZAVhxDZciFyvMos2BhFVxhBuQPZdxVhA5qaSV8VqVbmE5GVHVWVfas5tuGwhAm1u8+gfUDsmEk1W501s181i1y1q161m121u1LVaJ7ulu5V6AjUI4xAMATwsIgczgIwMAbAj0dE28PwTwK4OS+gUdl5R1yeLWp17J51ZhXJ2e11sFjyoNdhQpqFVSm6PyUxjQu6VeLYMp31Q8ul1MdkKZKpcKXE4IlFW2ApK8nV04hEhAgyyECNQ</text:p>
      <text:p text:style-name="P79"/>
      <text:p text:style-name="P80">ITuhAcqzgmgT54wfUjUAl40jpqZn28tq+r8pNBN5NPpVRLY1NSldNQZzRTNcC1oJoj0gMUZ6OV+CmgMOCw8BCwtcxGZHdKVMxmKUtCxBZctsmHCCQtYVMi2MoCOL+giVZexWt/OOtwVwwKO30TGPAw9kAUVNx2i5tN10liVL4NtbxvBDtqFTtOkLtvxEgiEBSsIvQjUQ0pVDD8didydqd6dmd2dud+dhdxdh1BhZdpyFd4FVdnJUF8FMFyVCFjdK</text:p>
      <text:p text:style-name="P81"/>
      <text:p text:style-name="P82">FmJrdrVo1PdXdbCuFXh7QowXM1MqCgRo916zVE97eU9u2EAASnsPsfsAcwcoc4ckc0cu9b2Z9jKYlCGJNklZNMlW+fpNNAZkO0CjNeoIMSt8oCweOiCo8FZLYDGjkbQn92CNoP9VMf9BqADtlNCIDIt0ttOLljOjYWl8DTk1oeChYcqux/lxovUyoswoMeYqqutY6ecgMNkCoxtXZY4ZtsV9xcF5NVto4zsrdPAJI9aKVlD6Vptw6GcZ1Oc9kD+x</text:p>
      <text:p text:style-name="P83"/>
      <text:p text:style-name="P84">xPW9dfJiFWphR3EUAoI2UKwyg3AIzaQuazBVUNUdUDULUbUHUXUPU/Ug0UEVUPkQgo4WlBoqTfhJoxm6YiDaiuAcAl91KmAJwPwbAKwnqSs4z1wmQxAOzqwezBzxBRzuMJzG8W8u8+8h8x82Ap858V8N82Ejz6So4PUZMwMjY5oFoeYgMsqyoBLygfzwwD0/CgVDZeDkIhAQLsJoLCYvWkLhcoQUALo7FagFkILYLFtDoWzQIcSJYuA/TULqw0rv</text:p>
      <text:p text:style-name="P85"/>
      <text:p text:style-name="P86">EsrlU0d1wcA3L9tcuYA2rYARGxQ4wuEDBOrRsxT2gpTjYCoI8pT0SWmNkTkeCmoTT1oRrx1QQH4FASjj1IpF5icuF3AAiB6vcOjVkeY3wNkiohjwkqpXEZ5q8SK4Rthljza6SmS2SeSBSRSJSZSQwFSssuReN+RVKIlRNR9Elhb+9pDFNvpCl4O++gZITV0P1GYZxao6YiphYzOt+iTyT39eCv9r+6Zkx2T9lcx+TzlEDRTEw5rCor9UKtY6YnOv</text:p>
      <text:p text:style-name="P87"/>
      <text:p text:style-name="P88">liBPO9r9TTr7GPz6BFyqUsB30HCHZFm3TMzMVuiJDltasGGIznyYz7VI5UzWroFkjWc0jcwSzFhs6CjNhFjL8WzsLjgNQCLwESLWQJzGKWKOKeKBKRKJKTwZKFKxbOuTzxLrz+Cf0iEjYcoUi1rdLDLwCxBUInLYrPLsFfLLY0L/78LaAhzdtKLm8O8e8B8R8J8Z81MeLDzZwyHhGpLBoUBY8EwHGSZuH/zbITLOYLLAabLVUHLwLmreiZH/WArQ</text:p>
      <text:p text:style-name="P89"/>
      <text:p text:style-name="P90">r+gIrsn4r57krpAUASr+kKrEr0LOnFAenehqIGrYLHxDQur+rerRr2EurjG07Yac7kTz+S7NidrdTjrjTm7rr4jkA7r+kXrzdKjRaarn1Ab2j+FUpKoVM2CANRjZFuAUS8bVFjdljMWbSHS+gXSPSfSAyQyIyFF+buNe9UlhNh98Gx9bppXvj3pslNbV9NRgTylkAjR994q7C2gkT4u8qFGUKtZt+IM8mSmtY/NVoQtg7VlWT4tdlOZeTYDstwBt</text:p>
      <text:p text:style-name="P91"/>
      <text:p text:style-name="P92">q1o5GaUtZVGTq1M1TbIUoYirMp6TGrRHMUbK0GBvMejpoXT0VRDfTErTxwzxBN7Cn973Bdt13EjczldCzb7ZlH7ErijSbv7WnlHgH1HiLtH0W9H6LTHWLOLbH18HHXHeoWlEuMwOYhovM9rdYOcypJQ9LIn8lwEhHanJHELd7GAqwIP+zYPwHEPv8b6XSn636v6/6gGwGoGiPRLEoKPqPBoBCnzV+WHhYUn+PqYSQI3bM7ML0mqBLxPXL6npH5P+</text:p>
      <text:p text:style-name="P93"/>
      <text:p text:style-name="P94">ASnBgKnMgJP4L8V6IUrMrIQ8r9oBnuvcrB1+y6rmrFnxQVn0ShrE4xr9nK3mYcq63WYuDW3RsLOEuB3Wo2CHMoMtnuE9v30jvCw0KLv1MbLYA1ocQqTXvR3UKvnzJULDugXthyjT141O602EXn1IbzNIfqo2BgN16ceZjibP7nVCyREJEZEFEVENE9EjELErjHp7jRRZb3jFbZX599XALoOTXN9DboqoTVkTG8Ccopo4uGoQxJ3SqTN8qvNo3uO+</text:p>
      <text:p text:style-name="P95"/>
      <text:p text:style-name="P96">OXWjKQ7NlM3OT4x474DS38tDvcqo8oazOioHMgbkAGtexpMeCsXjY3vhYqoLTwwFMVG0Bo8V3hDOuxDqzgOQzQHY2dit7ewi92zRvcP+RhZ9qG1fbypfuV1T9vFQB7l9F8f7XZqD1QA0dxydHNFox0xYsdcWCPWXkjyaIPRUeqUesBaBdSqgsOI8LmsQVF74cieMneXqT08jPcKeMLFAdTzQHg8MB8yR4IQBeCBh3gnwb4H8EBAghx6BHQgSSxmC</text:p>
      <text:p text:style-name="P97"/>
      <text:p text:style-name="P98">pQ8cVGJjJClPS498GeHJnOLzlScY8wymFUCDnZZEc5OvLJXir2Fbq8mBmvB4try06GdjO3/EoIb2VZ68Te6jeXObw8yW8jY1nG3n5xNY2J9+nRI/lCh9Rn9igHvNHtgzv6+9ABifAPqayD4H8x47MY/kENtZX8wht/OPjKAT4gUk+HrILrXHT5ODM+bhTuJFz7oj96w+cQsNvlIrBF+KpfaipEU6pKE/cAeIPCHjDwR4o8MeEvsVxew1dW+olYmg</text:p>
      <text:p text:style-name="P99"/>
      <text:p text:style-name="P100">fQpA+Mz6fjYHAEwH7BMh+TbJaP8G0yKkoU1oLDtGQlDWgkmyBR/Og2GFr8xa5OCWrMQNTb9Fu0mW1DDgv4KJUhHCLzlCnYyr4MCFMGRLF06Z9gj2FvScDODILK5KCauGgprnoLWYz2tgi9kYmvYboohEzW2uOXe7gDPuUjb7tAJoG104BDxBAfdTBpIDgeHAv/nYLp4SB9sh2Y7KdmajnZLs12O7A9iewECue0OYgRLnJhph6wmxOYP9HTDCde+e</text:p>
      <text:p text:style-name="P101"/>
      <text:p text:style-name="P102">gjXvJ3J4UdsRNPcjniPQCwge8feAfEPhHxj4J8jUKfDPmpHPNuedImQb1CeggxHo7CaYMqDQIqCCeiQJBHWT0zBDpO+ghXmTyAHdZjBavUVgYOBGadtORvfXuR0Vb2jChZvczm4J8EThPB/vCcFbyNgAwuuMgm4c6yiEgU3WyfT1qn29b/8M+/rLRjnyi6GgQYlrVKLjxuAxtr0sEEGoD06qkAoSBWYOEVhKxlYKsVWGrM3yEqIcfspbSruW36GV</text:p>
      <text:p text:style-name="P103"/>
      <text:p text:style-name="P104">jxhlNSYRDgaL012uN0RBF12BiRNqM2BFRLfhMp5h4G5TAsI0wBgZN+MewrMrN0lrzd8yJw+nGcO25WRduNoXmDMCl6T9RiGDJaJ5TuiNh3+3ZQEXrg073ccRaFXgKwKhHvEwBJ1OES+wRHvtYB/3b9uiOnqYjtmfIrgbTx4H09Bw76Jnj+j/QAYgMcAEDGBjlEvNFRkBfnohEF5Axhe7I+gYCy5GGCzRvIuFqgPQHHNKoMRHgHEQSKEQkiKRNIlA</text:p>
      <text:p text:style-name="P105"/>
      <text:p text:style-name="P106">AyJZFOe8o5HlBIpgcJh43RUGI9FYxbttRYvcXCog4SGhQY8DYGLL0YHEdzB+AVgcr3RDKdVOZgiVpYLtEODjeGnewbp0cEmdXR0zGITYi9G287OHg6JFHz25rj8EVA5UCMCyEskAuEYqemnx9YxjwucYjRjXgTHcxeoX9aoemM2CDgsxiAuZBsB3KSRpIB5BSEpBUhqQNI5Y/GpWI8ZDCS238UYfWLq7+Na2/pFrpsFbHH4tQoZNmK7w1BSgD+qw</text:p>
      <text:p text:style-name="P107"/>
      <text:p text:style-name="P108">uYf0XjJDEkyY8LdlWN4wi1pu+w6cYcItROUd+pw+WucOQaaZSYCwA/rKHYRSIJgM/E4mOkx4ahbIeBV4dLmPa9MgRyVU8fyNoZEhLxD7GEbeNHTwiM8j45Ec+LupIUMRpIZARhM4FYTkWvA54K8CEFfBfg/wYEGCAomQSZB8qLYgoI5inp4GYMFiUhJ1x8TrRpo4Lv50p6fjtpoHSqLqX1KGljSIwU0uaUtLWlbSZ0hUaj08rYFQqHCTVKDG+gi9</text:p>
      <text:p text:style-name="P109"/>
      <text:p text:style-name="P110">VBiQNiWMA4lypVQvhXicaOYEwghJFosSfxIklRArBzo2SU6OkmqsakSkrVipM9HW9vRlnTSUbCBjgF4y8DQsFTDejygjJOQlPmZKjETTFJVkkofGLKF3R/qAMKREX02Bew3Jr4yxjiTxIEkiSJJMkhSSpI0k6SONPoW41Clt8axHfOsf/BikTC4pzXW+o2xKAkYxgRoc0EDG+DswbIBob7DhlwamUthAaccSTnX7lTN+oDOcUAVqnwZ/oLGOyGeh</text:p>
      <text:p text:style-name="P111"/>
      <text:p text:style-name="P112">zDpRJcy7asmfy6lP9EyWoMNAeJ6ZHi4qDxMaV+OjGTTyeV4qhie3Lp3jIBD4mAUtI05ojVpb49aViM2lniMAgoiALhPwlnBEiyRVIukUyLZFJBNIoga71HhUx1R1/OsFqIgB0DCeyE8SahLelsCqetckDlABOaxgGKTFO4CxWYBsUOKXFHinxXBlUSxg2BcNIbQBiOtrQiEseU9OxkCS8ZIk1XgTJela9iZUk+STJJtFySjOCkhkn63tBmdlJPop</text:p>
      <text:p text:style-name="P113"/>
      <text:p text:style-name="P114">mapIZnuDfBmqUOeSxdS8xmcUc9zpkNt5hjchkY4LgUKFk2Tihsc3usek7ariqMJFZybgD2rCQE2DQtaXHS6r3lHyz5V8oNS/I/k/ywUotgyn1kr5axus42dW17475++zYlSnfWSkWhzW1oRkRaFNBKhUxrs0mJsPMrbCIpb+TJsOw36jsjhC3QOQuL37AK/CMiKFG20pgE5o5exWOU2W8I8IZE3GAaQQSGmpyHRVbX/uNPPEQjXir3aETeLAr3iF</text:p>
      <text:p text:style-name="P115"/>
      <text:p text:style-name="P116">pJc6CnXS/YrSNm74medYrrk/idSbQPUgaSNImlcQZpC0laRtJ2kIJCog0AxPiWbFRgbnX5gT10FGiUJivNCR9Jrm+K55C8+ioxWYqsV2KnFbirxSGB1Cu5lEogXvMVCu9bho8ajKfLSVy9CZk8iZsJMFY3zTBbSm0ZJOsHvzkqr8mwWo1M6uDJygCumR4IAUeiGgjGVRaxnUWJDEIUwRVMUGwQ8yDe4YvIcXizlIKg2kpVBbuhDZKhGmgizqTUPh</text:p>
      <text:p text:style-name="P117"/>
      <text:p text:style-name="P118">TNQ5ZFchWTNTmoLU2AS1FamtQ2pbUdqeCp6SV2YWE5PGVXJDJ31q6sLHp7CxSpwta5JTh+6dDMFfm7FyhexYwY4sqhokL8ccAtZfl7I/yyLfZ8iqqTLSUWQAViDNJBn5WJhXD2JswNtjL23FM5Da8DIGJFTeE3jeyFikEVe0e7gipp9i68YeJTyFz2sP3JEW4pREDNy5XiquR+JyWZzcR/iuikvKKVrySlm88pZUqJ6ECeeEuCmBoNZjKgAYhtZp</text:p>
      <text:p text:style-name="P119"/>
      <text:p text:style-name="P120">VjIyWvSJm6EgDltO4HYSNgENKGjDThoI0kaKNNGhjSxo7yboGqmYBTD54TAFQZ+DidouAijzdRAxXrumGtB1MpOrSu+bjKMHXyTBVok0ffJ14Uz9O5Mp+ZTM/kthv5NM3+apPpnqTaZDQazizOv4UqZEaYTVJsoFFwL+ZCCiyS6OFlHLbJYsqFC2UjbSzcAK4G5eKuIUJ1mASdFOmnQzpZ0eAOdPOgXSLrazT6eswYe32GFTqWFF9EFdfXBWJTuF</text:p>
      <text:p text:style-name="P121"/>
      <text:p text:style-name="P122">UKwGFwjuhwqaMKiJFdwDGDyZ9uKTXBPgnSaTdSp2KqcX7NnHVT5xhKxcTosakBjHoB7eVDpVYyP8h4UKPOExk6kENeVN3EafFQzlgiABXKkAQ4oA0fc5pziidA/k6krMPF6zGips2rlmrZ59c61dDVhrw1EayNVGujSBCY1saVS86bzwpgqYUEvq8lgaoI7PSE10arJewKlVfT55lUWevPWcCL0jAy9VgGvQ3oIAt6O9GJVRMhkFg2Y2CRFXmBsi</text:p>
      <text:p text:style-name="P123"/>
      <text:p text:style-name="P124">GUA1SM9QbKiw7/Raw1KhgRfO5FmjOloknpVGoGb9LSZL81NW/OfmjLqZ7w30f/PzU5qpl7nK4ZTEWbvq2gla3EdWtfHmS9l9iG3MLNmzHKoukiLUJE3gbtregXalDVuXgiIQUIaESdVFPoUzqDZc62LZvlNmNcwV9baYYRmPxGhG8l0wsAqFwJo4jKTNH6CNzRXjd/VUi3YV/jkVzcx2iipYkSp8IPQ0wDkPRi51Bjq0Gpcwz9VZFuELADJh7Qae</text:p>
      <text:p text:style-name="P125"/>
      <text:p text:style-name="P126">8JIKfClcFBVXNQQ1x0FjqLKu7mQwla5zpmT7flRBUzxdZEN8Al8bctlicAoAsIQgEYHKCUwzwu2wOPLGhDKouss5CQIOH0A+Bxy5kFoKgDYBnBUA+2u7UQChAnBUAsLTIkGD2aoAgQVEd0GoEkATqVYlAO4A4hu0faHtUAJ7S9re2EAPthAL7cQB+0rA/tvkAHUDuUAg71A4O+uGbCB1lgO4EAMQFkCYCZ94d7gEncoDJ1QBOQqIPQFkFwArAmAJ</text:p>
      <text:p text:style-name="P127"/>
      <text:p text:style-name="P128">zB4HtMEEfBDpogk6RIKvqkAywKwAgFDt8ww77tuaR7ZwGe2vb3tPgVHYQG+2/afg/2moIDuB3C6CdqIXAEIEZ0AhwgB28oBiCECVzus7OvpKSpPxah3NgszzUsXbjd0DlR6I7X9E1QyI2Y7ai+KFsaH+0oANsO2Hm2pTfKW+066sYwsNk/KDcwKs+aCrra01B+mWqFUDFJgYIAYWYWYLAUu5Fa9QJMLrk6k+b2RZQ9YTFaLWq04ratCigOQ1ttTU</text:p>
      <text:p text:style-name="P129"/>
      <text:p text:style-name="P130">xEgd0WspE16gS5UxFw7rTSu9WOQZgN05OfnM/63cTx82jTotsfazMYNRci6jXWFXLTkNfuyELtv22HaiQMOTjlkDO0qd8Al264Ndr2yuhggVQVALBD2CM7hd7gVANOEwCIBhduaVAPsHMi4B/4kO6HXvphDfIj9J+kHefsv3X7kduMO/Q/tRBCE6dZOinccGD0HoadBAEAxsBU7EBiAr1FsCzqiDs7SAJzaqLVHqhNRWo7UTqN1F6gDQhoHIYXf4</text:p>
      <text:p text:style-name="P131"/>
      <text:p text:style-name="P132">DF0v6IA4YA/VAA/3ogv9BAC/VfqYB/6sgABqILrv13XYjdy+tAKbvN2uRfYXWm3fEDt3nifMjuzRkzlKELYTQ4ffhe2p+C+6iFTiFxG4g8ReJaFlbcrkygS1SL51yWxsWbKmEti11sw9sS6i4TDw7pmU0WC7IlA9cWMtoEPlLylBFTV+U3S9dMQOG5M6tNewptwCibNbFErZMeP8E6nt7eAK/M7k2AgXmg+9w048TaIznJVR9M0pxZPurqyMLd7i</text:p>
      <text:p text:style-name="P133"/>
      <text:p text:style-name="P134">zbZ4rC0L6sgS+o7avtO3nat9zu9iOQcN3MB5Y92u/ekGsDo7OOpAN7WzvR0/AmDbAdHduFYAa74Q5AeHWjp+0IUftbANgNkGjBwA4A8LekM/ol3oAqjNR4IHUf0ANGl47oFoyQFQDtHhdnR1AN0YB19HHtgx0EMMdBCjHxj5ASY9MZLzE6iA9OjYGAap1TYoD+AGAxIDgMIHAGyBtncyDQOQ8sBGLZjti1Y6Xx8BB0Eg6LvwDi7PUEABY7DuWOrG</text:p>
      <text:p text:style-name="P135"/>
      <text:p text:style-name="P136">mjGxtox0a6M9HlAb26MAMeV3o6Tji6EY2MZmh/MpjgHQUBwaqPG7uAvBiwgIet2cJbdAs0Q/Q2QWSkfNTa49C1rVB2zsFxjTYMJpS6T15ZtFLqhWirTyga0GhrvmFNnW6GktMexdXHuXXpbjDls4jCvuNCFSqYAMXqJnp1S56VUVMAvbgyL1zAS9rh4hO4Z9lXrcV/+W9QSuWJ161i2eseDmF5jX44mJQcI4VqFyLw5Qj0MteqDiPmK5tg5Dgg8R</text:p>
      <text:p text:style-name="P137"/>
      <text:p text:style-name="P138">SOOKIBAqtbX9zLlbbu1a+vbZSZ3Enb19pR7fTcbmMQA7gpAM3QidWCA7iAtJdELfrV3xpwDT+igNCfuC5mEA+Z9HUCCLPPM0a/+sszZgrM77bjpOh47jCePV4Xjbx9AB8cQMlBvjqBsDpimxS4p8UMgGDqSnJSUpUQIO0g1CfIM5m8zhwFYwWcbPFmWzLBtsxkA7NnRyTXBk3bWZpNW6V29J4Q4ydUbMmXdM2KQylFol7zUoTk3k7gABCKHzdTiA</text:p>
      <text:p text:style-name="P139"/>
      <text:p text:style-name="P140">LEFhCxhZJTZNaUzoa0N6H5TPfJdRwuVNcLVTsOCUPzU7FvMdBjehYLfj4TVgdMaDT2eev/oeGRywDLfvVr8NoBHIiQAYgfKpUenz+gh706dxMKD1b+f6plVBsYKD7Ejw+m0RGdYuzS08UAy6qXJtFiq8jjzAo8md4DFG0zm+jM0TqzO3apd/+hXZ9pxOoBvaAsGAJrrx3a6wdlZ6s5LrtpI6UdgxtSycA0u478dOlzsxBEHPk7ezEBzulp3MDQG7</text:p>
      <text:p text:style-name="P141"/>
      <text:p text:style-name="P142">jZO4c18d20/GOdXuBnh+i/SATWeIEsCUuYhMcAyDcl2HbfqUtK7vtJlpOppYsuE78MJ51gNwdQDUmrqtJq80kBvO1qPNYhooayafPDAjF/cjhO2thDfnLG9uR3M7ldxAWBhEel0rKcBVjCTZBh1LQnqCYqmZhVs/dWIsozsINuyo7KRjnMNhs8wN/EcV21wsyKrTnhiqd4er12na98tdjP0X8KOzhrS4ui9u0FipRZUZFwbaYuG2kExtKuKgurlo</text:p>
      <text:p text:style-name="P143"/>
      <text:p text:style-name="P144">Ja4/OVUL/qNM4vJHppkZlbfxen1yNsjqI+MyJcTOFGV9qZqABvou3lH8rEgQOCEFYCaBoQvITE0IDiuy79gzB3uAQGhuG7iAQgKoHFBmNVnyDYN0IIQEhtEBYAMNuGxwDv2I2WgyNom6jfRvw7sKVl7Ti5Z7OU77LDAJgAOcZvvGSAnx5nR5fHOVQCRR2E7GdguxXYbsmge7I9mCsi7Qrq5rM7jYhtQ2ib8IWGxpfhvk3OAlNjS9TYxt03jzBu08</text:p>
      <text:p text:style-name="P145"/>
      <text:p text:style-name="P146">1SfPMZXLz3Oa8yIbvM5UHzwNtBSlBdPCwDG7aw8PULS7CmxCEhKQjIXqvh6KukexLS1eimx6qa0FxPRlrUqmHWYkqSJi6ddRq1u2STesEONshameuWYMvWVOtNV68VBTSdpplsiks5UKTN+o+o70+nLISOGYHzT73EFTr5Bc678Km3XXohgGhI/ddDPW1wzT1ni2kejMCWZ9cZ3I/PtEtJnUrx2nbVJaBuAp6bGweSwZaivHHMdau7HRrvMvaXEr</text:p>
      <text:p text:style-name="P147"/>
      <text:p text:style-name="P148">bBWYzCZnvjlDLiu+ey4EXtYgcdWu0HWvbEM2XHjLNpoOze7Oc34DI5yAGOd+MnNhRvefvIPmHyj5x84wSfNPmuXEHpbYVzexFcUvI7d7Kl1XeroxMr2T77B/WylbPNm6Lzghs27ee+JeaWT71SQ6LPQVZgh61w9tUQYFPmMhTnVf4oCWBL5QYt/tuLY1fEpR6w9C6yC4qeDtdXYLPVtU3qHVBaVb+7u7AoaDwYQBlUvMFjInZsiaoU7ad/C0Ay8N</text:p>
      <text:p text:style-name="P149"/>
      <text:p text:style-name="P150">EXfDOd0i30XDRpTVUHCcWUVK9ORGd2UoBYNMEgV48WLKc09i3eA0PWKG3KvOcton0923rWRkVQ3WzFIcxLI9ySwDfTPA3d9sJlGIZdvAy6sYqAJMOoFUuBBTL8V1e7pcqNeP3tPj2m344CeSAgn6l0JzA/pvn27L1Opy68Y5tDmub998nbzafs4S8weE+Is3MImtySJZEzuULoAey2YTn6Um1E+V4xPmA/j0HQk5CfQOddZJuB+JfSu11Mrpt7K+</text:p>
      <text:p text:style-name="P151"/>
      <text:p text:style-name="P152">bbQfiGs+k97BylB1VORG8Ajy5VxCeCVXhTC5JciuTXJe2aHPtpq2BblPlEmHQdtLSHe6vJ7w7iQFBLWF5h45MegZ/U8I4Tt2Qk74jnU5I7msEWZH/s5ayRbtTKhzW8ZSNnu2wSdbrdO1uOWgFlAbdVQqm/R0NuZV3WTHbd8hh3fMdLbx9fFhEb3fet2O1mLt7RIvvEuj2cX49so+M9kt1PInyO6Jy0BadxOMd+9yB0k66cQ7sbWZ+p946aeUvWng</text:p>
      <text:p text:style-name="P153"/>
      <text:p text:style-name="P154">TiB0vagfH2GXJL1J8zfSe06snziHJ+5dZ182Ngv04JQDKBkRLQZ0S8EzU70vzGyX+gCl5wCpdtOuXh95e7y8st63OD8Dw24g+NvIOhnqD7Kug6tvEuHzIbVmImSSU8nEuuIRZ51SMD5VCq9AYqus9+XhTtn1D/Qw1xKBKnDnbD4571fFR4IxEo8DRTaFG7qgipOGMa6xgmsHdwF/ykqXhZefSOFrsjj5/I94AmVjTiQ1KLaHTAwpi7ERnrcmIBfG</text:p>
      <text:p text:style-name="P155"/>
      <text:p text:style-name="P156">mgzRjtOQMySNmOINPKwxwXKserb0Xtj2fdi8cfD2ij/1wG0S6wckuNglB9/dsaaNbmxAqAFcA+jP05AsbKrig/vqndMAZ31gOdwu4xDmBl3mZhmzffQAX2hXzl496K7vviuUDBT3+AUuXmrz15pSreRUqlsrnV3k7w/dO/dCzu6zu7pd7A6Ne9Ojb/Tk256hQe5X7d+V2MWO7tdRcXUtYfnrM5wWEQ3XW5d2oQE9re1fXTpf18VJGGBuILsUjq/F</text:p>
      <text:p text:style-name="P157"/>
      <text:p text:style-name="P158">ItnsP4LUbpJiglVBRMx4KCbmnjgcOmmT+L0c03qktOTj5r16nwwW936VdzDosZBBTFYy2Qi7JKldsC/0U7j/glMRTEdeuI8XZtQ++Fwts7sdvoNqLqfZkY22fWB7RCn63i5ccjuZLjhcg0CBlswBDtqAVY0KyYSoAqjt4PNCu7M8WerPNngwHZ4c/4AnPh7gV0eZsnX37jt97m9cEfteWrVkNbDXarw2OrCNxGt95CdXfmeCAlnus+57u04x7P4Q</text:p>
      <text:p text:style-name="P159"/>
      <text:p text:style-name="P160">Rzwe4aLJXgPpr0D+a4ZOQemTlthy8ULZPBsousnnMOGkdbtqckaHjyYwx4DMNWGhDkPTrIYd+uZTAbo2UG7YWhvWHEKkw5G4xyyhMwKoKJhJvDZJv917MI05qgw6mmOYbHtMhx4r0Z2ZxPH/FStdcpPQyYJoQLTqemAdbtrmjyyINdgnKYG3zdptymkvbt2Bm3F9T7CK7evXtP8jHI3Pv0+4vnHw7tx7a4qNZnDg4BlTsyCP169MQBgazwWdBCZA</text:p>
      <text:p text:style-name="P161"/>
      <text:p text:style-name="P162">EAUIHzwYg3sbAwfTACH3Wb6RysYf+gOH7icR/I/cvpn6yyK9PfPGMnNltyzzYle3uJAHGhekvRXr8bN629BLzLdXcY/SAWPqH7j9GP4/VjCP5kMT8A8UnUrfTtxQM/A8WuxGWiTYJMfhDnI/+0AEsBkA2B3GKwnQBgMrriKEWpuocQ37Wm1/pIeIyLY4PoD6MbeL1c18nSIEkyDgLfoIfXzer287A7fZv0Dhb8DgFsBvBQD3w74t9W/NndD0c/b/</text:p>
      <text:p text:style-name="P163"/>
      <text:p text:style-name="P164">N/pBg/BHv32H89/zyLfAINq8G4D8R/9AF8Fh8pRT9e/0ggcEo9Jed1Z/4/Of/70O/9+m/A/6QaEzZeCBnA6chfx35H4fkDLn5xuevxb+nBGaRlYXWPxX/0CGc7g42T8O7+YDYBMQMIVD6C6gYgxvgPhS1nIO18j+x/+AJr4CnDRJAQYx/UXHo2WgQAjAAvnEQwAIBm7GWSduYNzPsJt/0giflT+hSH/a+QwJAX6ymf98P/iA8IBADqPv/C7iAK4T</text:p>
      <text:p text:style-name="P165"/>
      <text:p text:style-name="P166">owgA7+4AmgMEAOOI8t/5U4YUGcb4AlUKQDKAgYAAAUfPNQC8AtLMgGoIRAvEAAAlKiCG6ygD44GoMAfAG4MooLwDi4SAUQFIBWlJgFJwtcIX5R+6fs05WEt1jZiG6U8MLqYSBvKFZABi8JL4P2RAATw8BEAKFbq+PBiB4hu+uvwYmuTdDQF2A28N8hqQoVnAC/+awAAFcBIAdyDw6jAAVSugB/kWhhAVBpjb2gRLIzr6AA/nYhIa/bvBQCsQIBja</text:p>
      <text:p text:style-name="P167"/>
      <text:p text:style-name="P168">aBoxvgAaaRyCFDScwQMMwpwGEEAA</text:p>
      <text:p text:style-name="First_20_paragrap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Greedy Vs Bin Packing Evaluation Proposal</dc:title>
    <dc:description/>
    <dc:subject/>
    <meta:keyword/>
    <meta:initial-creator/>
    <dc:creator/>
    <meta:creation-date>2024-10-16T15:14:23Z</meta:creation-date>
    <dc:date>2024-10-16T15:14:23Z</dc:date>
    <meta:user-defined meta:name="created" meta:value-type="string">1729020515191</meta:user-defined>
    <meta:user-defined meta:name="desc" meta:value-type="string"/>
    <meta:user-defined meta:name="excalidraw-plugin" meta:value-type="string">parsed</meta:user-defined>
    <meta:user-defined meta:name="id" meta:value-type="string">phbypsytemltbsz0vbevciq</meta:user-defined>
    <meta:user-defined meta:name="tags" meta:value-type="string"/>
    <meta:user-defined meta:name="updated" meta:value-type="string">2024-10-16T17:11</meta:user-defined>
  </office:meta>
</office:document-meta>
</file>